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61000000910A9D30CA.eps" manifest:media-type=""/>
  <manifest:file-entry manifest:full-path="Pictures/20000001000011F700000866ED0D10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256cm" svg:x="0.262cm" svg:y="0.267cm">
          <draw:image xlink:href="Pictures/2000000200000161000000910A9D30CA.eps" xlink:type="simple" xlink:show="embed" xlink:actuate="onLoad">
            <text:p/>
          </draw:image>
        </draw:frame>
        <draw:frame draw:style-name="gr1" draw:text-style-name="P1" draw:layer="layout" svg:width="4.598cm" svg:height="2.149cm" svg:x="0.553cm" svg:y="0.706cm">
          <draw:image xlink:href="Pictures/20000001000011F700000866ED0D10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0T15:07:09</dc:date>
    <dc:creator>kkk </dc:creator>
    <meta:editing-duration>PT10H37M</meta:editing-duration>
    <meta:editing-cycles>44</meta:editing-cycles>
    <meta:generator>LibreOffice/3.3$Linux LibreOffice_project/330m19$Build-401</meta:generator>
    <meta:document-statistic meta:object-count="2"/>
  </office:meta>
</office:document-meta>
</file>